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r nginx;</text:p>
      <text:p text:style-name="Standard">worker_processes auto;</text:p>
      <text:p text:style-name="Standard">error_log /var/log/nginx/error.log;</text:p>
      <text:p text:style-name="Standard">pid /run/nginx.pid;</text:p>
      <text:p text:style-name="Standard"/>
      <text:p text:style-name="Standard"># Load dynamic modules. See /usr/share/doc/nginx/README.dynamic.</text:p>
      <text:p text:style-name="Standard">include /usr/share/nginx/modules/*.conf;</text:p>
      <text:p text:style-name="Standard"/>
      <text:p text:style-name="Standard">events {</text:p>
      <text:p text:style-name="Standard"><text:s text:c="4"/>worker_connections 1024;</text:p>
      <text:p text:style-name="Standard">}</text:p>
      <text:p text:style-name="Standard"/>
      <text:p text:style-name="Standard">http {</text:p>
      <text:p text:style-name="Standard"><text:s text:c="4"/>log_format <text:s/>main <text:s/>'$remote_addr - $remote_user [$time_local] "$request" '</text:p>
      <text:p text:style-name="Standard"><text:s text:c="22"/>'$status $body_bytes_sent "$http_referer" '</text:p>
      <text:p text:style-name="Standard"><text:s text:c="22"/>'"$http_user_agent" "$http_x_forwarded_for"';</text:p>
      <text:p text:style-name="Standard"/>
      <text:p text:style-name="Standard"><text:s text:c="4"/>access_log <text:s/>/var/log/nginx/access.log <text:s/>main;</text:p>
      <text:p text:style-name="Standard"/>
      <text:p text:style-name="Standard"><text:s text:c="4"/>sendfile <text:s text:c="11"/>on;</text:p>
      <text:p text:style-name="Standard"><text:s text:c="4"/>tcp_nopush <text:s text:c="9"/>on;</text:p>
      <text:p text:style-name="Standard"><text:s text:c="4"/>tcp_nodelay <text:s text:c="8"/>on;</text:p>
      <text:p text:style-name="Standard"><text:s text:c="4"/>keepalive_timeout <text:s text:c="2"/>65;</text:p>
      <text:p text:style-name="Standard"><text:s text:c="4"/>types_hash_max_size 4096;</text:p>
      <text:p text:style-name="Standard"/>
      <text:p text:style-name="Standard"><text:s text:c="4"/>include <text:s text:c="12"/>/etc/nginx/mime.types;</text:p>
      <text:p text:style-name="Standard"><text:s text:c="4"/>default_type <text:s text:c="7"/>application/octet-stream;</text:p>
      <text:p text:style-name="Standard"/>
      <text:p text:style-name="Standard"><text:s text:c="4"/># Load modular configuration files from the /etc/nginx/conf.d directory.</text:p>
      <text:p text:style-name="Standard"><text:s text:c="4"/>include /etc/nginx/conf.d/*.conf;</text:p>
      <text:p text:style-name="Standard"/>
      <text:p text:style-name="Standard"><text:s text:c="4"/>server {</text:p>
      <text:p text:style-name="Standard"><text:s text:c="8"/>listen <text:s text:c="6"/>80;</text:p>
      <text:p text:style-name="Standard"><text:s text:c="8"/>listen <text:s text:c="6"/>[::]:80;</text:p>
      <text:p text:style-name="Standard"><text:s text:c="8"/>server_name <text:s/>localhost;</text:p>
      <text:p text:style-name="Standard"/>
      <text:p text:style-name="Standard"><text:s text:c="8"/># Default root for the root path</text:p>
      <text:p text:style-name="Standard"><text:s text:c="8"/>root /usr/share/nginx/html;</text:p>
      <text:p text:style-name="Standard"><text:s text:c="8"/>index index.html;</text:p>
      <text:p text:style-name="Standard"/>
      <text:p text:style-name="Standard"><text:s text:c="8"/># Location block for /app1 path</text:p>
      <text:p text:style-name="Standard"><text:s text:c="8"/>location /app1/ {</text:p>
      <text:p text:style-name="Standard"><text:s text:c="12"/>alias /usr/share/nginx/html/app1/; <text:s/># Use alias instead of root</text:p>
      <text:p text:style-name="Standard"><text:s text:c="12"/>index index.html;</text:p>
      <text:p text:style-name="Standard"><text:s text:c="12"/>try_files $uri $uri/ =404; <text:s/># Return 404 if the file doesn't exist</text:p>
      <text:p text:style-name="Standard"><text:s text:c="8"/>}</text:p>
      <text:p text:style-name="Standard"/>
      <text:p text:style-name="Standard"><text:s text:c="8"/># Optional: Catch-all location to prevent serving from root if /app1 is not found</text:p>
      <text:p text:style-name="Standard"><text:s text:c="8"/>location / {</text:p>
      <text:p text:style-name="Standard"><text:s text:c="12"/>try_files $uri $uri/ =404;</text:p>
      <text:p text:style-name="Standard"><text:s text:c="8"/>}</text:p>
      <text:p text:style-name="Standard"><text:s text:c="4"/>}</text:p>
      <text:p text:style-name="Standard"><text:soft-page-break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23:09:06.413246565</meta:creation-date>
    <dc:date>2024-08-14T23:09:32.620714044</dc:date>
    <meta:editing-duration>PT26S</meta:editing-duration>
    <meta:editing-cycles>1</meta:editing-cycles>
    <meta:document-statistic meta:table-count="0" meta:image-count="0" meta:object-count="0" meta:page-count="2" meta:paragraph-count="42" meta:word-count="140" meta:character-count="1449" meta:non-whitespace-character-count="1039"/>
    <meta:generator>LibreOffice/7.3.7.2$Linux_X86_64 LibreOffice_project/30$Build-2</meta:generator>
  </office:meta>
</office:document-meta>
</file>